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Arial Unicode MS1" svg:font-family="'Arial Unicode MS'"/>
    <style:font-face style:name="Lohit Devanagari1" svg:font-family="'Lohit Devanagari'"/>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
      <style:paragraph-properties fo:text-align="justify" style:justify-single-word="false"/>
    </style:style>
    <style:style style:name="P2" style:family="paragraph" style:parent-style-name="Body">
      <style:paragraph-properties fo:text-align="justify" style:justify-single-word="false"/>
      <style:text-properties style:font-name="Book Antiqua" fo:font-size="12pt" style:font-name-asian="Book Antiqua1" style:font-size-asian="12pt" style:font-name-complex="Book Antiqua1" style:font-size-complex="12pt"/>
    </style:style>
    <style:style style:name="P3" style:family="paragraph" style:parent-style-name="Body">
      <style:paragraph-properties fo:text-align="justify" style:justify-single-word="false"/>
      <style:text-properties style:font-name="Book Antiqua" fo:font-size="12pt" fo:font-weight="bold" style:font-name-asian="Book Antiqua1" style:font-size-asian="12pt" style:font-weight-asian="bold" style:font-name-complex="Book Antiqua1" style:font-size-complex="12pt" style:font-weight-complex="bold"/>
    </style:style>
    <style:style style:name="P4" style:family="paragraph" style:parent-style-name="Body">
      <style:paragraph-properties fo:text-align="justify" style:justify-single-word="false"/>
      <style:text-properties style:font-name="Book Antiqua" fo:font-size="12pt" fo:language="en" fo:country="US" style:font-name-asian="Book Antiqua1" style:font-size-asian="12pt" style:font-name-complex="Book Antiqua1" style:font-size-complex="12pt"/>
    </style:style>
    <style:style style:name="P5" style:family="paragraph" style:parent-style-name="Body">
      <style:paragraph-properties fo:text-align="justify" style:justify-single-word="false"/>
      <style:text-properties style:font-name="Book Antiqua" fo:font-size="14pt" fo:font-weight="bold" style:font-name-asian="Book Antiqua1" style:font-size-asian="14pt" style:font-weight-asian="bold" style:font-name-complex="Book Antiqua1" style:font-size-complex="14pt" style:font-weight-complex="bold"/>
    </style:style>
    <style:style style:name="P6" style:family="paragraph" style:parent-style-name="Body">
      <style:paragraph-properties fo:text-align="justify" style:justify-single-word="false"/>
      <style:text-properties style:font-name="Book Antiqua" style:font-name-asian="Book Antiqua1" style:font-name-complex="Book Antiqua1"/>
    </style:style>
    <style:style style:name="P7" style:family="paragraph" style:parent-style-name="Body">
      <style:paragraph-properties fo:margin-left="2.1457in" fo:margin-right="0in" fo:text-align="justify" style:justify-single-word="false" fo:text-indent="-2.1457in" style:auto-text-indent="false"/>
    </style:style>
    <style:style style:name="P8" style:family="paragraph" style:parent-style-name="Body">
      <style:paragraph-properties fo:margin-left="0.5in" fo:margin-right="0in" fo:text-align="justify" style:justify-single-word="false" fo:text-indent="0in" style:auto-text-indent="false"/>
      <style:text-properties style:font-name="Book Antiqua" fo:font-size="12pt" style:font-name-asian="Book Antiqua1" style:font-size-asian="12pt" style:font-name-complex="Book Antiqua1" style:font-size-complex="12pt"/>
    </style:style>
    <style:style style:name="P9" style:family="paragraph" style:parent-style-name="Footer">
      <style:paragraph-properties fo:text-align="center" style:justify-single-word="false"/>
    </style:style>
    <style:style style:name="P10" style:family="paragraph" style:parent-style-name="Footer">
      <style:text-properties fo:font-size="9pt" style:font-size-asian="9pt" style:font-size-complex="9pt"/>
    </style:style>
    <style:style style:name="P11" style:family="paragraph" style:parent-style-name="Header_20__26__20_Footer">
      <style:paragraph-properties style:writing-mode="lr-tb"/>
    </style:style>
    <style:style style:name="P12" style:family="paragraph" style:parent-style-name="List_20_Paragraph" style:list-style-name="WWNum2">
      <style:paragraph-properties fo:margin-left="0.25in" fo:margin-right="0in" fo:text-align="justify" style:justify-single-word="false" fo:text-indent="-0.25in" style:auto-text-indent="false" style:writing-mode="lr-tb"/>
    </style:style>
    <style:style style:name="P13" style:family="paragraph" style:parent-style-name="List_20_Paragraph" style:list-style-name="WWNum4">
      <style:paragraph-properties fo:margin-left="0.25in" fo:margin-right="0in" fo:text-align="justify" style:justify-single-word="false" fo:text-indent="-0.25in" style:auto-text-indent="false" style:writing-mode="lr-tb"/>
    </style:style>
    <style:style style:name="P14" style:family="paragraph" style:parent-style-name="List_20_Paragraph" style:list-style-name="WWNum2">
      <style:paragraph-properties fo:margin-left="0.25in" fo:margin-right="0in" fo:margin-top="0in" fo:margin-bottom="0in" loext:contextual-spacing="false" fo:text-align="justify" style:justify-single-word="false" fo:text-indent="-0.25in" style:auto-text-indent="false" style:writing-mode="lr-tb"/>
    </style:style>
    <style:style style:name="P15" style:family="paragraph" style:parent-style-name="List_20_Paragraph" style:list-style-name="WWNum4">
      <style:paragraph-properties fo:margin-left="0.25in" fo:margin-right="0in" fo:margin-top="0in" fo:margin-bottom="0in" loext:contextual-spacing="false" fo:text-align="justify" style:justify-single-word="false" fo:text-indent="-0.25in" style:auto-text-indent="false" style:writing-mode="lr-tb"/>
    </style:style>
    <style:style style:name="P16" style:family="paragraph" style:parent-style-name="List_20_Paragraph" style:list-style-name="WWNum6">
      <style:paragraph-properties fo:margin-left="0.2957in" fo:margin-right="0in" fo:text-align="justify" style:justify-single-word="false" fo:text-indent="-0.2957in" style:auto-text-indent="false" style:writing-mode="lr-tb"/>
    </style:style>
    <style:style style:name="P17" style:family="paragraph" style:parent-style-name="List_20_Paragraph" style:list-style-name="WWNum8">
      <style:paragraph-properties fo:margin-left="0.2957in" fo:margin-right="0in" fo:text-align="justify" style:justify-single-word="false" fo:text-indent="-0.2957in" style:auto-text-indent="false" style:writing-mode="lr-tb"/>
    </style:style>
    <style:style style:name="P18" style:family="paragraph" style:parent-style-name="Section_20_Title">
      <style:paragraph-properties fo:text-align="justify" style:justify-single-word="false"/>
      <style:text-properties fo:font-size="14pt" style:font-size-asian="14pt" style:font-size-complex="14pt"/>
    </style:style>
    <style:style style:name="P19" style:family="paragraph" style:parent-style-name="Standard_20__28_user_29_">
      <style:paragraph-properties fo:margin-top="0.0071in" fo:margin-bottom="0in" loext:contextual-spacing="false" fo:text-align="justify" style:justify-single-word="false"/>
      <style:text-properties style:font-name="Book Antiqua" fo:font-size="14pt" fo:font-weight="bold" style:font-name-asian="Book Antiqua1" style:font-size-asian="14pt" style:font-weight-asian="bold" style:font-name-complex="Book Antiqua1" style:font-size-complex="14pt" style:font-weight-complex="bold"/>
    </style:style>
    <style:style style:name="P20" style:family="paragraph" style:parent-style-name="Standard_20__28_user_29_">
      <style:paragraph-properties fo:margin-top="0.0071in" fo:margin-bottom="0in" loext:contextual-spacing="false" fo:text-align="justify" style:justify-single-word="false"/>
    </style:style>
    <style:style style:name="P21" style:family="paragraph" style:parent-style-name="Subtitle">
      <style:paragraph-properties fo:margin-left="0in" fo:margin-right="0in" fo:text-align="center" style:justify-single-word="false" fo:text-indent="0in" style:auto-text-indent="false"/>
    </style:style>
    <style:style style:name="P22" style:family="paragraph" style:parent-style-name="Subtitle">
      <style:paragraph-properties fo:margin-left="0in" fo:margin-right="0in" fo:text-indent="0in" style:auto-text-indent="false"/>
      <style:text-properties style:font-name="Book Antiqua" fo:font-weight="bold" style:font-name-asian="Book Antiqua1" style:font-weight-asian="bold" style:font-name-complex="Book Antiqua1" style:font-weight-complex="bold"/>
    </style:style>
    <style:style style:name="P23" style:family="paragraph" style:parent-style-name="Subtitle">
      <style:paragraph-properties fo:margin-left="0in" fo:margin-right="0in" fo:text-indent="0in" style:auto-text-indent="false" fo:padding="0in" fo:border-left="none" fo:border-right="none" fo:border-top="none" fo:border-bottom="0.51pt solid #000000"/>
      <style:text-properties style:font-name="Book Antiqua" fo:font-weight="bold" style:font-name-asian="Book Antiqua1" style:font-weight-asian="bold" style:font-name-complex="Book Antiqua1" style:font-weight-complex="bold"/>
    </style:style>
    <style:style style:name="P24" style:family="paragraph" style:parent-style-name="Subtitle" style:master-page-name="Standard">
      <style:paragraph-properties fo:margin-left="0in" fo:margin-right="0in" fo:text-align="center" style:justify-single-word="false" fo:text-indent="0in" style:auto-text-indent="false" style:page-number="auto"/>
    </style:style>
    <style:style style:name="P25" style:family="paragraph">
      <loext:graphic-properties draw:fill="none"/>
      <style:paragraph-properties fo:text-align="start"/>
      <style:text-properties fo:font-size="18pt"/>
    </style:style>
    <style:style style:name="T1" style:family="text">
      <style:text-properties style:font-name="Book Antiqua" fo:language="en" fo:country="US" fo:font-weight="bold" style:font-weight-asian="bold" style:font-weight-complex="bold"/>
    </style:style>
    <style:style style:name="T2" style:family="text">
      <style:text-properties style:font-name="Book Antiqua" fo:font-weight="bold" style:font-name-asian="Book Antiqua1" style:font-weight-asian="bold" style:font-name-complex="Book Antiqua1" style:font-weight-complex="bold"/>
    </style:style>
    <style:style style:name="T3" style:family="text">
      <style:text-properties style:font-name="Book Antiqua" fo:font-size="12pt" fo:font-weight="bold" style:font-size-asian="12pt" style:font-weight-asian="bold" style:font-size-complex="12pt" style:font-weight-complex="bold"/>
    </style:style>
    <style:style style:name="T4" style:family="text">
      <style:text-properties style:font-name="Book Antiqua" fo:font-size="12pt" fo:font-weight="bold" style:font-name-asian="Book Antiqua1" style:font-size-asian="12pt" style:font-weight-asian="bold" style:font-name-complex="Book Antiqua1" style:font-size-complex="12pt" style:font-weight-complex="bold"/>
    </style:style>
    <style:style style:name="T5" style:family="text">
      <style:text-properties style:font-name="Book Antiqua" fo:font-size="12pt" fo:language="en" fo:country="US" fo:font-weight="bold" style:font-size-asian="12pt" style:font-weight-asian="bold" style:font-size-complex="12pt" style:font-weight-complex="bold"/>
    </style:style>
    <style:style style:name="T6" style:family="text">
      <style:text-properties style:font-name="Book Antiqua" fo:font-size="12pt" fo:language="en" fo:country="US" style:font-size-asian="12pt" style:font-size-complex="12pt"/>
    </style:style>
    <style:style style:name="T7" style:family="text">
      <style:text-properties style:font-name="Book Antiqua" fo:font-size="12pt" style:font-size-asian="12pt" style:font-size-complex="12pt"/>
    </style:style>
    <style:style style:name="T8" style:family="text">
      <style:text-properties style:font-name="Book Antiqua" fo:font-size="12pt" style:font-name-asian="Book Antiqua1" style:font-size-asian="12pt" style:font-name-complex="Book Antiqua1" style:font-size-complex="12pt"/>
    </style:style>
    <style:style style:name="T9" style:family="text">
      <style:text-properties style:font-name="Book Antiqua" fo:font-size="12pt" fo:language="de" fo:country="DE" fo:font-weight="bold" style:font-size-asian="12pt" style:font-weight-asian="bold" style:font-size-complex="12pt" style:font-weight-complex="bold"/>
    </style:style>
    <style:style style:name="T10" style:family="text">
      <style:text-properties style:font-name="Book Antiqua" fo:font-size="12pt" fo:letter-spacing="0.0256in" fo:language="en" fo:country="US" style:font-size-asian="12pt" style:font-size-complex="12pt"/>
    </style:style>
    <style:style style:name="T11" style:family="text">
      <style:text-properties style:font-name="Book Antiqua" fo:font-size="12pt" fo:letter-spacing="0.0264in" fo:language="en" fo:country="US" style:font-size-asian="12pt" style:font-size-complex="12pt"/>
    </style:style>
    <style:style style:name="T12" style:family="text">
      <style:text-properties style:font-name="Book Antiqua" fo:font-size="12pt" fo:letter-spacing="0.0244in" fo:language="en" fo:country="US" style:font-size-asian="12pt" style:font-size-complex="12pt"/>
    </style:style>
    <style:style style:name="T13" style:family="text">
      <style:text-properties style:font-name="Book Antiqua" fo:font-size="12pt" fo:letter-spacing="0.0252in" fo:language="en" fo:country="US" style:font-size-asian="12pt" style:font-size-complex="12pt"/>
    </style:style>
    <style:style style:name="T14" style:family="text">
      <style:text-properties style:font-name="Book Antiqua" fo:font-size="12pt" fo:letter-spacing="-0.0043in" fo:language="en" fo:country="US" style:font-size-asian="12pt" style:font-size-complex="12pt"/>
    </style:style>
    <style:style style:name="T15" style:family="text">
      <style:text-properties style:font-name="Book Antiqua" fo:font-size="12pt" fo:letter-spacing="-0.0035in" fo:language="en" fo:country="US" style:font-size-asian="12pt" style:font-size-complex="12pt"/>
    </style:style>
    <style:style style:name="T16" style:family="text">
      <style:text-properties style:font-name="Book Antiqua" fo:font-size="12pt" fo:language="fr" fo:country="FR" fo:font-weight="bold" style:font-size-asian="12pt" style:font-weight-asian="bold" style:font-size-complex="12pt" style:font-weight-complex="bold"/>
    </style:style>
    <style:style style:name="T17" style:family="text">
      <style:text-properties style:font-name="Book Antiqua" fo:font-size="12pt" fo:font-style="italic" style:font-size-asian="12pt" style:font-style-asian="italic" style:font-size-complex="12pt" style:font-style-complex="italic"/>
    </style:style>
    <style:style style:name="T18" style:family="text">
      <style:text-properties style:font-name="Book Antiqua" fo:font-size="14pt" fo:language="de" fo:country="DE" fo:font-weight="bold" style:font-size-asian="14pt" style:font-weight-asian="bold" style:font-size-complex="14pt" style:font-weight-complex="bold"/>
    </style:style>
    <style:style style:name="T19" style:family="text">
      <style:text-properties style:font-name="Book Antiqua" fo:font-size="14pt" fo:font-weight="bold" style:font-size-asian="14pt" style:font-weight-asian="bold" style:font-size-complex="14pt" style:font-weight-complex="bold"/>
    </style:style>
    <style:style style:name="T20" style:family="text">
      <style:text-properties style:font-name="Book Antiqua" fo:font-size="14pt" fo:font-weight="bold" style:font-name-asian="Book Antiqua1" style:font-size-asian="14pt" style:font-weight-asian="bold" style:font-name-complex="Book Antiqua1" style:font-size-complex="14pt" style:font-weight-complex="bold"/>
    </style:style>
    <style:style style:name="T21" style:family="text">
      <style:text-properties style:font-name="Book Antiqua" fo:font-size="14pt" fo:language="en" fo:country="US" fo:font-weight="bold" style:font-size-asian="14pt" style:font-weight-asian="bold" style:font-size-complex="14pt" style:font-weight-complex="bold"/>
    </style:style>
    <style:style style:name="T22" style:family="text">
      <style:text-properties fo:language="en" fo:country="US"/>
    </style:style>
    <style:style style:name="T23" style:family="text">
      <style:text-properties fo:font-size="12pt" style:font-size-asian="12pt" style:font-size-complex="12pt"/>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2pt" fo:language="en" fo:country="US" style:font-size-asian="12pt" style:font-size-complex="12pt"/>
    </style:style>
    <style:style style:name="T26" style:family="text">
      <style:text-properties fo:text-transform="uppercase" style:font-name="Book Antiqua" fo:font-size="12pt" fo:language="en" fo:country="US" fo:font-weight="bold" style:font-size-asian="12pt" style:font-weight-asian="bold" style:font-size-complex="12pt" style:font-weight-complex="bold"/>
    </style:style>
    <style:style style:name="T27" style:family="text">
      <style:text-properties fo:color="#5a5b5c" style:text-outline="false" style:font-name="Book Antiqua" fo:font-size="12pt" style:text-underline-style="none" style:font-size-asian="12pt" style:font-size-complex="12pt"/>
    </style:style>
    <style:style style:name="T28" style:family="text">
      <style:text-properties fo:language="fr" fo:country="FR"/>
    </style:style>
    <style:style style:name="T29" style:family="text">
      <style:text-properties fo:color="#232323" style:text-outline="false" style:font-name="Book Antiqua" fo:font-size="12pt" fo:language="en" fo:country="US" style:text-underline-style="none" fo:font-weight="bold" style:font-size-asian="12pt" style:font-weight-asian="bold" style:font-size-complex="12pt" style:font-weight-complex="bold"/>
    </style:style>
    <style:style style:name="T30" style:family="text">
      <style:text-properties fo:color="#232323" style:text-outline="false" style:font-name="Book Antiqua" fo:font-size="12pt" fo:language="en" fo:country="US" style:text-underline-style="none" style:font-size-asian="12pt" style:font-size-complex="12pt"/>
    </style:style>
    <style:style style:name="T31" style:family="text">
      <style:text-properties fo:color="#232323" style:text-outline="false" style:font-name="Book Antiqua" fo:font-size="12pt" fo:language="en" fo:country="US" style:font-size-asian="12pt" style:font-size-complex="12pt"/>
    </style:style>
    <style:style style:name="T32" style:family="text">
      <style:text-properties fo:color="#000000" style:text-outline="false" style:font-name="Book Antiqua" fo:font-size="12pt" fo:language="en" fo:country="US" style:text-underline-style="none" style:font-size-asian="12pt" style:font-size-complex="12pt"/>
    </style:style>
    <style:style style:name="T33" style:family="text">
      <style:text-properties fo:color="#1a1a1a" style:text-outline="false" style:font-name="Arial" fo:font-size="13pt" fo:language="en" fo:country="US" style:text-underline-style="none" style:font-size-asian="13pt" style:font-size-complex="13pt"/>
    </style:style>
    <style:style style:name="T34" style:family="text">
      <style:text-properties fo:font-size="8pt" style:font-size-asian="8pt" style:font-size-complex="8pt"/>
    </style:style>
    <style:style style:name="gr1" style:family="graphic">
      <style:graphic-properties draw:stroke="solid" svg:stroke-width="0.0102in" svg:stroke-color="#000000" draw:stroke-linejoin="round"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POPOVICI Gabriel Sorin</text:span></text:p>
      <text:p text:style-name="P21"><text:span text:style-name="T1">Str.Raul Dorna nr.2 bl.F1 sc.3 et.2 Ap.52, Bucuresti, Romania </text:span></text:p>
      <text:p text:style-name="P21"><text:a xlink:type="simple" xlink:href="mailto:Popovici.gabriel@gmail.com" text:style-name="Hyperlink.0" text:visited-style-name="Hyperlink.0"><text:span text:style-name="Hyperlink.0"><text:span text:style-name="T22">popovici.gabriel@gmail.com</text:span></text:span></text:a></text:p>
      <text:p text:style-name="P21"><text:span text:style-name="T5">+40 723 380 384</text:span></text:p>
      <text:p text:style-name="P23"/>
      <text:p text:style-name="P22"/>
      <text:p text:style-name="P1"><text:span text:style-name="T26">Professional overview</text:span><text:span text:style-name="T6">: More than 10 years as a professional software engineer using Java ecosystem, C/C++, and JavaScript, SQL in finance, banking, civil aviation and transportation industry, oil and gas industry, medical industry, online e-commerce retail industry, public and governance sector.</text:span></text:p>
      <text:p text:style-name="P2"/>
      <text:p text:style-name="P1"><text:span text:style-name="T9">INDUSTRIES:</text:span><text:span text:style-name="T6"> e-trading platforms for banking/finance industry, logistic hubs, airline booking engines, data processing using distributed computing, border management systems, passport issuing systems, vehicle registration systems, information portals, web e-commerce systems, e-banking, middleware inter-process communications artifacts.</text:span></text:p>
      <text:p text:style-name="P2"/>
      <text:p text:style-name="P1"><text:span text:style-name="T5">EDUCATION</text:span></text:p>
      <text:p text:style-name="P1"><text:span text:style-name="T6">Diploma Engineer, University </text:span><text:span text:style-name="T7">„POLITEHNICA” </text:span><text:span text:style-name="T6">of Bucharest, Faculty of Automatic Control and Computers, 2001-2006, Bucharest, Romania. </text:span></text:p>
      <text:p text:style-name="P3"/>
      <text:p text:style-name="P1"><text:span text:style-name="T9">HONORS</text:span></text:p>
      <text:p text:style-name="P1"><text:span text:style-name="T6">“Leonardo da Vinci” Mobility Programme RO/2006/PL97046/S “Modern techniques for automatic identification”, Department of Computer Science, University of Turin, Italy, April-June 2007</text:span></text:p>
      <text:p text:style-name="P3"/>
      <text:p text:style-name="P1"><text:span text:style-name="T9">IT CERTIFICATIONS</text:span></text:p>
      <text:p text:style-name="P1"><text:span text:style-name="T6">Sun Certified Business Component Developer Java EE Platform 5, CX 310-091, 2010, Sun Certified Developer for Java Web Services, CX </text:span><text:span text:style-name="T7">– </text:span><text:span text:style-name="T6">310-220, 2008, Sun Certified Web Component Developer for the Java Platform, Enterprise Edition 5, 2008, Sun Certified Programmer for the Java Platform, Standard Edition 6.0, CX-310-065, 2008</text:span></text:p>
      <text:p text:style-name="P3"/>
      <text:p text:style-name="P1"><text:span text:style-name="T5">IT TRAININGS</text:span></text:p>
      <text:p text:style-name="P1"><text:span text:style-name="T6">Architecting on AWS, Global Knowledge 4502, November 2017, Glasgow UK</text:span></text:p>
      <text:p text:style-name="P1"><text:span text:style-name="T6">Developing on AWS, Global Knowledge 4504, November 2017, Glasgow UK </text:span></text:p>
      <text:p text:style-name="P1"><text:a xlink:type="simple" xlink:href="http://www.roitraining.com/course-435-creating-distributed-applications-using-pig-hive-hadoop/" text:style-name="Hyperlink.1" text:visited-style-name="Hyperlink.1"><text:span text:style-name="Hyperlink.1"><text:span text:style-name="T22">Creating Distibuted Applications Using Pig and Hive on Hadoop</text:span></text:span></text:a><text:span text:style-name="Hyperlink.1"><text:span text:style-name="T22">, ROITraining 435, November 2017, Glasgow UK</text:span></text:span><text:span text:style-name="None"><text:span text:style-name="T27"> </text:span></text:span></text:p>
      <text:p text:style-name="P18"><text:span text:style-name="None"/></text:p>
      <text:p text:style-name="P1"><text:span text:style-name="None"><text:span text:style-name="T18">EXPERIENCE</text:span></text:span></text:p>
      <text:p text:style-name="P5"><text:span text:style-name="None"/></text:p>
      <text:p text:style-name="P1"><text:span text:style-name="None"><text:span text:style-name="T5">Senior Software Engineer </text:span></text:span><text:span text:style-name="None"><text:span text:style-name="T4"><text:tab/><text:tab/><text:tab/><text:tab/><text:tab/><text:tab/><text:tab/></text:span></text:span><text:span text:style-name="None"><text:span text:style-name="T5">March</text:span></text:span><text:span text:style-name="None"><text:span text:style-name="T3"> 201</text:span></text:span><text:span text:style-name="None"><text:span text:style-name="T5">9</text:span></text:span><text:span text:style-name="None"><text:span text:style-name="T3"> <text:s/>- present </text:span></text:span></text:p>
      <text:p text:style-name="P1"><text:span text:style-name="None"><text:span text:style-name="T5">Employer: IONOS by 1&amp;1, Domains &amp; Global Platforms Development Romania, </text:span></text:span><text:span text:style-name="None"><text:span text:style-name="T6">246C Calea Floreasca, 16th Floor, District 1, Bucuresti 014476, Romania</text:span></text:span></text:p>
      <text:p text:style-name="P1"><text:span text:style-name="None"><text:span text:style-name="T5">Responsibilities</text:span></text:span><text:span text:style-name="None"><text:span text:style-name="T3">: </text:span></text:span><text:span text:style-name="None"><text:span text:style-name="T6">participate in all phases of the SDLC according to Agile methodologies covering all aspects of the engineering cycle and support for the Domains, WebHosting products of IONOS and other tenants within the group</text:span></text:span></text:p>
      <text:p text:style-name="P1"><text:span text:style-name="None"><text:span text:style-name="T5">Project and tasks: </text:span></text:span></text:p>
      <text:p text:style-name="P1"><text:span text:style-name="None"><text:span text:style-name="T6">PoC migrate legacy J2EE BPMN workflow engine to cloud native BPMN solutions based on Activity/Camunda (exposed manifest OpenShift deployment descriptor </text:span></text:span><text:soft-page-break/><text:span text:style-name="None"><text:span text:style-name="T6">files to open source Activiti community </text:span></text:span><text:a xlink:type="simple" xlink:href="https://github.com/popovici-gabriel/activiti7-openshift/tree/master/setup" text:style-name="Link" text:visited-style-name="Link"><text:span text:style-name="Link"><text:span text:style-name="T22">https://github.com/popovici-gabriel/activiti7-openshift/tree/master/setup</text:span></text:span></text:a><text:span text:style-name="None"><text:span text:style-name="T6">)</text:span></text:span></text:p>
      <text:p text:style-name="P3"><text:span text:style-name="None"/></text:p>
      <text:p text:style-name="P1"><text:span text:style-name="T6">Cloud migration project - migrated Domains platform applications using Jenkins pipelines, OpenShift templates, Docker, re-route logs to ELK stack using Filebeat; migrated to a cloud based monitoring platform using Prometheus to centralize and store metrics, Grafana to produce dashboards and Icinga to trigger alerts</text:span></text:p>
      <text:p text:style-name="P2"/>
      <text:p text:style-name="P1"><text:span text:style-name="T6">Domain Customer API - design and implement an OpenAPI Specification(OAS) public API for end customers and tenants to manage their domains, contacts, requests, name servers, domain statuses, DNS security, privacy, authorization codes, transfer actions, email verifications, data quality, top-level domain features and integrate with Keystone identity service for authentication and authorization <text:s text:c="13"/></text:span></text:p>
      <text:p text:style-name="P1"><text:span text:style-name="T6"><text:s text:c="2"/></text:span></text:p>
      <text:p text:style-name="P1"><text:span text:style-name="None"><text:span text:style-name="T9">Technologies:</text:span></text:span><text:span text:style-name="None"><text:span text:style-name="T5"> </text:span></text:span><text:span text:style-name="None"><text:span text:style-name="T6">Swagger 3.0, Java 11, Spring Boot, Spring WebFlux, Spring Cloud Config, Spring Data, Spring Boot Admin, Lombok, Spring Kafka, Spring R2DBC with PostgreSQL, Spring Data Couch-base, Reactor Extra, Couchbase Enterprise 6.5, Liquibase, Bean Validation API 2.0, Junit5 </text:span></text:span></text:p>
      <text:p text:style-name="P3"><text:span text:style-name="None"/></text:p>
      <text:p text:style-name="P1"><text:span text:style-name="None"><text:span text:style-name="T6">Domain Customer Interaction System API - design and implement an OpenAPI Specification(OAS) contract with the Control Panel and the Domain Provisioning Service System (PSS) allowing single/bulk operations on domains: listing, subdomains aggregations, contacts, names servers, domains statues, auto renewal, release, DNS security, privacy, lock, validation, transfers, ownership, email verification</text:span></text:span></text:p>
      <text:p text:style-name="P1"><text:span text:style-name="None"><text:span text:style-name="T6"><text:s/></text:span></text:span></text:p>
      <text:p text:style-name="P1"><text:span text:style-name="None"><text:span text:style-name="T9">Technologies:</text:span></text:span><text:span text:style-name="None"><text:span text:style-name="T5"> </text:span></text:span><text:span text:style-name="None"><text:span text:style-name="T6">Swagger 3.0, Java 11, Spring Boot, Spring WebFlux, Reactor Extra, Spring Cloud Config, Spring Data, Spring Boot Admin, Lombok, Spring Data Mongo, MongoDB <text:s/>Community Edition <text:s/>4.x, Bean Validation API 2.0, Junit5</text:span></text:span></text:p>
      <text:p text:style-name="P3"><text:span text:style-name="None"/></text:p>
      <text:p text:style-name="P6"><text:span text:style-name="None"/></text:p>
      <text:p text:style-name="P1"><text:span text:style-name="None"><text:span text:style-name="T5">Senior <text:s/>Developer<text:tab/><text:tab/><text:tab/><text:tab/><text:tab/><text:tab/><text:tab/><text:tab/>May</text:span></text:span><text:span text:style-name="None"><text:span text:style-name="T9"> 2018 <text:s/>- </text:span></text:span><text:span text:style-name="None"><text:span text:style-name="T5">March 2019</text:span></text:span><text:span text:style-name="None"><text:span text:style-name="T3"> </text:span></text:span></text:p>
      <text:p text:style-name="P1"><text:span text:style-name="None"><text:span text:style-name="T5">Employer: Luxoft Romania, Murex connectivity project </text:span></text:span></text:p>
      <text:p text:style-name="P1"><text:span text:style-name="None"><text:span text:style-name="T5">Responsibilities</text:span></text:span><text:span text:style-name="None"><text:span text:style-name="T3">: </text:span></text:span><text:span text:style-name="Hyperlink.1"><text:span text:style-name="T22">participate in all phases of the SDLC according to Agile /SAFe methodologies in place </text:span></text:span></text:p>
      <text:p text:style-name="P1"><text:span text:style-name="None"><text:span text:style-name="T5">Project and tasks: </text:span></text:span><text:span text:style-name="Hyperlink.1"><text:span text:style-name="T22">Bloomberg market data enterprise content distribution managed interface an adapter between Bloomberg market data real-time platform and Murex real time bridging services enabling users to import real-time price market data in their end-user sessions. Added functional integration with </text:span></text:span><text:span text:style-name="None"><text:span text:style-name="T6">Bloomberg Market Data Feed (B-PIPE), Entitlements Management and Reporting System (EMRS), DDM Local-Publish data for tightly controlled internal-only consumption and Zero Footprint on-cloud premises support leveraging Bloomberg Open API (BLAPI) client.</text:span></text:span><text:span text:style-name="Hyperlink.1"> </text:span></text:p>
      <text:p text:style-name="P2"><text:span text:style-name="None"/></text:p>
      <text:p text:style-name="P1"><text:span text:style-name="None"><text:span text:style-name="T9">Technologies: </text:span></text:span><text:span text:style-name="Hyperlink.1"><text:span text:style-name="T22">Java 8, Java EE CDI API 1.x, Jboss Weld 2.x, Arquillian Weld, Camel 2.x , Google Guava, Bloomberg Open APIs BLAPI, Maven, Murex APIs, Cucumber, Fitness <text:s text:c="2"/></text:span></text:span></text:p>
      <text:p text:style-name="P19"><text:span text:style-name="None"/></text:p>
      <text:p text:style-name="P20"><text:span text:style-name="None"><text:span text:style-name="T21">Senior Associate Developer<text:tab/><text:tab/><text:tab/><text:tab/><text:tab/><text:tab/>Sep 2015 – April 2018</text:span></text:span></text:p>
      <text:p text:style-name="P20"><text:soft-page-break/><text:span text:style-name="None"><text:span text:style-name="T5">Employer: <text:s/>JPMorgan Chase &amp; Co UK, Investor Services, CIB, Prime Brokerage, </text:span></text:span><text:span text:style-name="Hyperlink.1"><text:span text:style-name="T22">35 Waterloo St, Glasgow Technology Center G2 6HS, </text:span></text:span><text:a xlink:type="simple" xlink:href="http://www.jpmorganchase.com/" text:style-name="Hyperlink.1" text:visited-style-name="Hyperlink.1"><text:span text:style-name="Hyperlink.1"><text:span text:style-name="T22">www.jpmorganchase.com</text:span></text:span></text:a><text:span text:style-name="Hyperlink.1"><text:span text:style-name="T22"> </text:span></text:span></text:p>
      <text:p text:style-name="P20"><text:span text:style-name="None"><text:span text:style-name="T5">Responsibilities</text:span></text:span><text:span text:style-name="Hyperlink.1"><text:span text:style-name="T22">:</text:span></text:span><text:span text:style-name="None"><text:span text:style-name="T10"> </text:span></text:span><text:span text:style-name="Hyperlink.1"><text:span text:style-name="T22">participate</text:span></text:span><text:span text:style-name="None"><text:span text:style-name="T10"> in </text:span></text:span><text:span text:style-name="Hyperlink.1"><text:span text:style-name="T22">various stages of microservices adoption and software</text:span></text:span><text:span text:style-name="None"><text:span text:style-name="T10"> </text:span></text:span><text:span text:style-name="Hyperlink.1"><text:span text:style-name="T22">development</text:span></text:span><text:span text:style-name="None"><text:span text:style-name="T11"> </text:span></text:span><text:span text:style-name="Hyperlink.1"><text:span text:style-name="T22">life</text:span></text:span><text:span text:style-name="None"><text:span text:style-name="T10"> </text:span></text:span><text:span text:style-name="Hyperlink.1"><text:span text:style-name="T22">cycle:</text:span></text:span><text:span text:style-name="None"><text:span text:style-name="T11"> </text:span></text:span><text:span text:style-name="Hyperlink.1"><text:span text:style-name="T22">user requirements</text:span></text:span><text:span text:style-name="None"><text:span text:style-name="T12"> </text:span></text:span><text:span text:style-name="Hyperlink.1"><text:span text:style-name="T22">analysis,</text:span></text:span><text:span text:style-name="None"><text:span text:style-name="T13"> </text:span></text:span><text:span text:style-name="Hyperlink.1"><text:span text:style-name="T22">writing</text:span></text:span><text:span text:style-name="None"><text:span text:style-name="T13"> </text:span></text:span><text:span text:style-name="Hyperlink.1"><text:span text:style-name="T22">detailed</text:span></text:span><text:span text:style-name="None"><text:span text:style-name="T12"> </text:span></text:span><text:span text:style-name="Hyperlink.1"><text:span text:style-name="T22">designs,</text:span></text:span><text:span text:style-name="None"><text:span text:style-name="T13"> </text:span></text:span><text:span text:style-name="Hyperlink.1"><text:span text:style-name="T22">implementation,</text:span></text:span><text:span text:style-name="None"><text:span text:style-name="T12"> L3 support, </text:span></text:span><text:span text:style-name="Hyperlink.1"><text:span text:style-name="T22">debugging</text:span></text:span><text:span text:style-name="None"><text:span text:style-name="T13"> </text:span></text:span><text:span text:style-name="Hyperlink.1"><text:span text:style-name="T22">and</text:span></text:span><text:span text:style-name="None"><text:span text:style-name="T12"> </text:span></text:span><text:span text:style-name="Hyperlink.1"><text:span text:style-name="T22">unit</text:span></text:span><text:span text:style-name="None"><text:span text:style-name="T13"> </text:span></text:span><text:span text:style-name="Hyperlink.1"><text:span text:style-name="T22">testing according</text:span></text:span><text:span text:style-name="None"><text:span text:style-name="T14"> </text:span></text:span><text:span text:style-name="Hyperlink.1"><text:span text:style-name="T22">to</text:span></text:span><text:span text:style-name="None"><text:span text:style-name="T15"> </text:span></text:span><text:span text:style-name="Hyperlink.1"><text:span text:style-name="T22">Agile</text:span></text:span><text:span text:style-name="None"><text:span text:style-name="T15"> </text:span></text:span><text:span text:style-name="Hyperlink.1"><text:span text:style-name="T22">methodologies</text:span></text:span><text:span text:style-name="None"><text:span text:style-name="T15"> </text:span></text:span><text:span text:style-name="Hyperlink.1"><text:span text:style-name="T22">in</text:span></text:span><text:span text:style-name="None"><text:span text:style-name="T15"> </text:span></text:span><text:span text:style-name="Hyperlink.1"><text:span text:style-name="T22">place, lead/trained JPMC resources and contractors (Mphasis, Accenture, Galatea Associates), active member of the Ignite Blockchain communities, part of global swaps architecture team since 2017 </text:span></text:span></text:p>
      <text:p text:style-name="P3"><text:span text:style-name="None"/></text:p>
      <text:p text:style-name="P1"><text:span text:style-name="None"><text:span text:style-name="T5">Projects and tasks</text:span></text:span><text:span text:style-name="Hyperlink.1">: </text:span></text:p>
      <text:p text:style-name="P1"><text:span text:style-name="Hyperlink.1">Cust</text:span><text:span text:style-name="Hyperlink.1"><text:span text:style-name="T22">ody and Fund Services (</text:span></text:span><text:span text:style-name="None"><text:span text:style-name="T16">CFS</text:span></text:span><text:span text:style-name="Hyperlink.1"><text:span text:style-name="T28">) Programme </text:span></text:span><text:span text:style-name="Hyperlink.1">– </text:span><text:span text:style-name="Hyperlink.1"><text:span text:style-name="T22">aims to create a more efficient and uniform process for Contract for Difference (CFD) processing eliminating a multitude of manual client specific user development tools to process the product. </text:span></text:span><text:span text:style-name="None"><text:span text:style-name="T16">CFS</text:span></text:span><text:span text:style-name="Hyperlink.1"><text:span text:style-name="T22"> provides a scalable automated infrastructure across Investor Services impacting functions such as: reference data, trade and position management, corporate action and income processing, pricing and valuations, reconciliations, settlements, accounting and reporting</text:span></text:span></text:p>
      <text:list xml:id="list1336082795" text:style-name="WWNum2">
        <text:list-item>
          <text:p text:style-name="P14"><text:span text:style-name="None"><text:span text:style-name="T6">Decomposition of equity swaps monolith platform into small manageable Microservices to allow trade capture/trade lifecycle and exception management scenarios with Pre-Trade system to allow CFD processing using IBML/FpML logical data modelling</text:span></text:span></text:p>
        </text:list-item>
        <text:list-item>
          <text:p text:style-name="P14"><text:span text:style-name="None"><text:span text:style-name="T6">Architected a configurable, automated/on demand client reporting downstream feeder for various recipients supporting multiple deliverable mechanisms (SFTP, AMPS) using messaging systems and Enterprise Integration Patterns (Spring Integration) </text:span></text:span></text:p>
        </text:list-item>
        <text:list-item>
          <text:p text:style-name="P14"><text:span text:style-name="None"><text:span text:style-name="T6">Provided market data integration with Reference Data Technology for securities, equity instruments and party/party account leaveraging REST OpenApi Specifications and No-SQL databases </text:span></text:span></text:p>
        </text:list-item>
        <text:list-item>
          <text:p text:style-name="P14"><text:span text:style-name="None"><text:span text:style-name="T6">Integrated Equity Swaps platform with middle office fund accounting system on sending assets, tax lots, cash, price and trades type messages leveraging FIX protocol, JPMC Moneta Bootstrap (Angular 2.x) and messaging systems </text:span></text:span></text:p>
        </text:list-item>
        <text:list-item>
          <text:p text:style-name="P12"><text:span text:style-name="None"><text:span text:style-name="T6">Integrated In-memory distributed caching using Hazelcast for Equity Swaps query optimization and enhanced the corporate action workflow engine</text:span></text:span></text:p>
        </text:list-item>
      </text:list>
      <text:p text:style-name="P1"><text:span text:style-name="Hyperlink.1"><text:span text:style-name="T22">Global Real Time Position Keeping Service - </text:span></text:span><text:span text:style-name="None"><text:span text:style-name="T3">GRIPS</text:span></text:span><text:span text:style-name="Hyperlink.1"> –</text:span><text:span text:style-name="Hyperlink.1"><text:span text:style-name="T22">part of the US Equities Swap direct market access initiative aiming to offer a low-latency equity swap execution through the FIX internal order management service. GRIPS leaverages Pivotal Gemfire to create an in-memory pool of allocated locates from Equity Finance trading desk and integrated wth upstream systems to trigger automated requests when pool utilization falls below a designated threshold value. <text:s/></text:span></text:span></text:p>
      <text:list xml:id="list4248031099" text:style-name="WWNum4">
        <text:list-item>
          <text:p text:style-name="P15"><text:span text:style-name="None"><text:span text:style-name="T6">Architected and developed a automated testing regression tool using BDD for incremental software releases</text:span></text:span></text:p>
        </text:list-item>
        <text:list-item>
          <text:p text:style-name="P15"><text:span text:style-name="None"><text:span text:style-name="T6">Integrate GRIPS with SonarQube a development efficiency index tool for code quality and continous code inspection </text:span></text:span></text:p>
        </text:list-item>
        <text:list-item>
          <text:p text:style-name="P13"><text:span text:style-name="None"><text:span text:style-name="T6">L3 support during EMEA start of day/intraday trading </text:span></text:span></text:p>
        </text:list-item>
      </text:list>
      <text:p text:style-name="P1"><text:span text:style-name="None"><text:span text:style-name="T29">Technologies</text:span></text:span><text:span text:style-name="None"><text:span text:style-name="T30">: Java 6/7/8, Java EE (legacy platforms using JBoss), Spring 4.x framework (Core, Boot, JavaConfig, JDBC, Integration, Data, Retry, Cache, JMS, MVC), Spring Statemachine, Spring Pivotal Cloud Foundry, Spring Cloud Config, Angular 2.x with TypeScript, Mule ESB, Pivotal Gemfire, Hazelcast, Oracle Database, JSON, XML/FpML/IBML, Google Protocol Buffers v2.0, IBM MQ, HornetQ, ActiveMQ, AMPS (from </text:span></text:span><text:a xlink:type="simple" xlink:href="http://www.crankuptheamps.com" text:style-name="Hyperlink.2" text:visited-style-name="Hyperlink.2"><text:span text:style-name="Hyperlink.2"><text:span text:style-name="T22">www.crankuptheamps.com</text:span></text:span></text:a><text:span text:style-name="None"><text:span text:style-name="T30">), Cucumber, Jacoco, Cobertura, Apache PIT, Google Guava, Oracle Database 12c, Jersey, Swagger 2.0 OAS, Springfox, Junit 4.x/</text:span></text:span><text:soft-page-break/><text:span text:style-name="None"><text:span text:style-name="T30">5.x, Jackson, Vavr, CI/CD pipelines using TeamCity, Git/Bitbucket, IntelliJ IDEA Ultimate Edition, Microsoft Visual Studio Code <text:s text:c="3"/></text:span></text:span></text:p>
      <text:p text:style-name="P3"><text:span text:style-name="None"/></text:p>
      <text:p text:style-name="P1"><text:span text:style-name="None"><text:span text:style-name="T21">Senior Software Engineer<text:tab/> <text:s text:c="19"/><text:tab/><text:tab/><text:tab/><text:tab/>Mar 2014 </text:span></text:span><text:span text:style-name="None"><text:span text:style-name="T19">– Aug 2015</text:span></text:span></text:p>
      <text:p text:style-name="P1"><text:span text:style-name="None"><text:span text:style-name="T5">Employer:</text:span></text:span><text:span text:style-name="None"><text:span text:style-name="T17"> COMPUTAS IT </text:span></text:span><text:span text:style-name="Hyperlink.1"><text:span text:style-name="T22">Romanian subsidiary of foreign-owned systems integration and software development outsourcing company</text:span></text:span><text:span text:style-name="None"><text:span text:style-name="T3"> </text:span></text:span><text:span text:style-name="Hyperlink.1"><text:span text:style-name="T22">(2012 net sales in the range of millions of EUR, payroll less than 100), Bucharest, </text:span></text:span><text:a xlink:type="simple" xlink:href="http://www.computas.ro" text:style-name="Hyperlink.3" text:visited-style-name="Hyperlink.3"><text:span text:style-name="Hyperlink.3">www.computas.ro</text:span></text:a><text:span text:style-name="Hyperlink.1"> <text:s/></text:span></text:p>
      <text:p text:style-name="P1"><text:span text:style-name="None"><text:span text:style-name="T5">Responsibilities</text:span></text:span><text:span text:style-name="None"><text:span text:style-name="T6">: participate in all phases of the software development life cycle: user requirements analysis, writing detailed designs, implementation, debugging and unit testing according to Agile methodologies in place.</text:span></text:span><text:span text:style-name="Hyperlink.1"> </text:span></text:p>
      <text:p text:style-name="P1"><text:span text:style-name="None"><text:span text:style-name="T5">Projects and tasks:</text:span></text:span></text:p>
      <text:list xml:id="list3592513297" text:style-name="WWNum6">
        <text:list-item>
          <text:p text:style-name="P16"><text:span text:style-name="None"><text:span text:style-name="T32">Logistics hub: automated tracking of goods within the supply chain of onshore/offshore facilities of oil companies</text:span></text:span></text:p>
        </text:list-item>
      </text:list>
      <text:list xml:id="list3475889662" text:style-name="WWNum8">
        <text:list-item>
          <text:p text:style-name="P17"><text:span text:style-name="None"><text:span text:style-name="T32">Architected and developed UI web application using XHTML, CSS, jQuery, XSL Transformations and Xpath; </text:span></text:span><text:span text:style-name="None"><text:span text:style-name="T30">implemented REST-full services based on EPCIS - EPC Information Services Standard and ISO 15926 industrial automation standards for: Cargo Containing Unit’s, Organization, Hire, Journey, Leg, Observations, Documents, Events model; developed Templates, UI Components using SPARQL Web Pages for Legs, Journeys and Observations data models. </text:span></text:span></text:p>
        </text:list-item>
      </text:list>
      <text:p text:style-name="P1"><text:span text:style-name="None"><text:span text:style-name="T29">Technologies</text:span></text:span><text:span text:style-name="None"><text:span text:style-name="T30">: javascript, jQuery, XSLT, XSD, XML, xHTML, Java 1.7, Apache Tomcat 7.x, Apache Maven 3.x, Apache CXF 2.7.x/ JAX-RS 2.0 - JSR 339, Google Guava, Apache Commons; Semantic: SPARQL, RDF/RDFS, SWP developed with TopBraid Composer Maestro Edition-IDE, TopBraid Live Enterprise Server, Oracle 12c with RDF support</text:span></text:span></text:p>
      <text:p text:style-name="P3"><text:span text:style-name="None"/></text:p>
      <text:p text:style-name="P1"><text:span text:style-name="None"><text:span text:style-name="T21">Java Software Engineer<text:tab/><text:tab/><text:tab/><text:tab/><text:tab/><text:tab/>Aug 2013 </text:span></text:span><text:span text:style-name="None"><text:span text:style-name="T19">– </text:span></text:span><text:span text:style-name="None"><text:span text:style-name="T18">Feb 2014</text:span></text:span></text:p>
      <text:p text:style-name="P1"><text:span text:style-name="None"><text:span text:style-name="T5">Employer:</text:span></text:span><text:span text:style-name="Hyperlink.1"><text:span text:style-name="T22"> KEBA Automation SRL, Romanian subsidiary of foreign-owned industrial, banking &amp; energy automation company-Romanian subsidiary develops proprietary software for foreign company-manufacturer of automation equipment</text:span></text:span><text:span text:style-name="None"><text:span text:style-name="T17"> </text:span></text:span><text:span text:style-name="Hyperlink.1"><text:span text:style-name="T22">(2012 net sales lower than 10 Mil. EUR, payroll of less than 50 employees), Bucharest, </text:span></text:span><text:a xlink:type="simple" xlink:href="http://www.keba.com" text:style-name="Hyperlink.3" text:visited-style-name="Hyperlink.3"><text:span text:style-name="Hyperlink.3">www.keba.com</text:span></text:a><text:span text:style-name="Hyperlink.1"> </text:span></text:p>
      <text:p text:style-name="P1"><text:span text:style-name="None"><text:span text:style-name="T5">Projects and tasks</text:span></text:span><text:span text:style-name="Hyperlink.1">:</text:span><text:span text:style-name="None"><text:span text:style-name="T23"> d</text:span></text:span><text:span text:style-name="Hyperlink.1"><text:span text:style-name="T22">eveloped middleware software applications to be used with banking automation equipment. Performed detailed </text:span></text:span><text:span text:style-name="None"><text:span text:style-name="T6">analysis of the incidents reported by customers, transactions reconcilement and application errors. Created bug reports based on reported incidents and applications log files. Developed proprietary communication protocol for banking terminals. Developed customized ATM transactions software for foreign and Romanian banks. Integrated 3rd party payment/money transfer systems-Western Union. Improved Maven build scripts for automatic deployment into several production environments.</text:span></text:span></text:p>
      <text:p text:style-name="P1"><text:span text:style-name="None"><text:span text:style-name="T5">Technologies used</text:span></text:span><text:span text:style-name="None"><text:span text:style-name="T6">: Java 1.6, C# .Net 2.5, ActiveX, JavaScript, Bash shell scripting, Maven, Spring Core/MVC/ORM/JDBC/AOP/Security/JMS, Jasper Reports, Hibernate 3.x, Swing, Netbeans IDE, Netbean Visual Library API, JMS ActiveMQ, IBM MQ 6.x, Oracle, MySql, H2, Derby, Apache Commons, Google Guava, jUnit, dbUnit, EasyMock, Mockito, XStream, XML-Apis, JAXB, JAX-WS, SoapUI.</text:span></text:span></text:p>
      <text:p text:style-name="P3"><text:span text:style-name="None"/></text:p>
      <text:p text:style-name="P7"><text:span text:style-name="None"><text:span text:style-name="T21">Freelance Java Software Engineer<text:tab/><text:tab/><text:tab/><text:tab/><text:tab/>Apr 2013 </text:span></text:span><text:span text:style-name="None"><text:span text:style-name="T19">– Aug 2013</text:span></text:span></text:p>
      <text:p text:style-name="P1"><text:span text:style-name="None"><text:span text:style-name="T3">Contractors: Anritsu Srl, </text:span></text:span><text:span text:style-name="Hyperlink.1"><text:span text:style-name="T22">Italian subsidiary of foreign-owned measuring instrument manufacturer, Rome-Italy (project-based related to the engineering of mea</text:span></text:span><text:soft-page-break/><text:span text:style-name="Hyperlink.1"><text:span text:style-name="T22">suring instruments proprietary software, 4-month project); Romanian systems integrator-one of Top 5 companies in segment (project-based work on a Client Relationship Management-CRM application for a major power utility company, 4-month project), Bucharest, </text:span></text:span><text:a xlink:type="simple" xlink:href="http://www.anristsu.com" text:style-name="Hyperlink.3" text:visited-style-name="Hyperlink.3"><text:span text:style-name="Hyperlink.3">www.anristsu.com</text:span></text:a><text:span text:style-name="Hyperlink.1"> <text:s/></text:span></text:p>
      <text:p text:style-name="P1"><text:span text:style-name="None"><text:span text:style-name="T3">Tasks:</text:span></text:span><text:span text:style-name="Hyperlink.1"><text:span text:style-name="T22"> performed </text:span></text:span><text:span text:style-name="None"><text:span text:style-name="T6">reverse engineering work of the Hadoop version 1.x IPC low level protocol to C/C++, and integrated Hadoop into middleware MasterClaw engine; related to the CRM application: developed custom made modules of standardized files, designed portal user interface, integrated application with 3rd party SAP/Energy products. Published on Git-Hub for the open source community under </text:span></text:span><text:a xlink:type="simple" xlink:href="https://github.com/popovici-gabriel/projects.git" text:style-name="Hyperlink.4" text:visited-style-name="Hyperlink.4"><text:span text:style-name="Hyperlink.4"><text:span text:style-name="T22">https://github.com/popovici-gabriel/projects.git</text:span></text:span></text:a><text:span text:style-name="None"><text:span text:style-name="T33"> </text:span></text:span></text:p>
      <text:p text:style-name="P1"><text:span text:style-name="None"><text:span text:style-name="T5">Technologies:</text:span></text:span><text:span text:style-name="None"><text:span text:style-name="T6"> Java 1.7, JAXB, Oracle Server, SAP Java Connector 2.x, Hibernate 3.x, Spring MVC, Spring ORM, Spring JPA, Spring JDBC, Apache Wicket, Apache POI, Apache iText, Jasper Reports, Google Guava</text:span></text:span></text:p>
      <text:p text:style-name="P2"><text:span text:style-name="None"/></text:p>
      <text:p text:style-name="P8"><text:span text:style-name="None"/></text:p>
      <text:p text:style-name="P7"><text:span text:style-name="None"><text:span text:style-name="T21">Java Software Engineer<text:tab/><text:tab/><text:tab/><text:tab/><text:tab/><text:tab/><text:tab/>Dec 2011 - Feb 2013</text:span></text:span></text:p>
      <text:p text:style-name="P1"><text:span text:style-name="None"><text:span text:style-name="T5">Employer: Sabre Holdings, Airline Solutions US-based proprietary software development company-travel industry, </text:span></text:span><text:span text:style-name="Hyperlink.1"><text:span text:style-name="T22">USA-based job under H1B visa status </text:span></text:span></text:p>
      <text:p text:style-name="P1"><text:span text:style-name="None"><text:span text:style-name="T5">Responsibilities: </text:span></text:span><text:span text:style-name="None"><text:span text:style-name="T6">Design, develop, integrate, unit test, code review software requirements according to Agile practices and methodologies in place </text:span></text:span></text:p>
      <text:p text:style-name="P1"><text:span text:style-name="None"><text:span text:style-name="T5">Projects and tasks</text:span></text:span><text:span text:style-name="None"><text:span text:style-name="T6">: performed active software engineering role in the development of a complex online booking engine/e-commerce application.</text:span></text:span></text:p>
      <text:p text:style-name="P1"><text:span text:style-name="None"><text:span text:style-name="T5">Technologies:</text:span></text:span><text:span text:style-name="None"><text:span text:style-name="T6"> Java SE 1.6, Spring Core/WebFlow/ORM/JPA/JDBC, Apache CXF, jUnit,</text:span></text:span></text:p>
      <text:p text:style-name="P1"><text:span text:style-name="None"><text:span text:style-name="T6">Apache Commons, Hibernate.</text:span></text:span></text:p>
      <text:p text:style-name="P4"><text:span text:style-name="None"/></text:p>
      <text:p text:style-name="P7"><text:span text:style-name="None"><text:span text:style-name="T21">Software Engineer/Systems Administrator<text:tab/><text:tab/><text:tab/>Jan 2011 </text:span></text:span><text:span text:style-name="None"><text:span text:style-name="T19">– Nov 2011</text:span></text:span></text:p>
      <text:p text:style-name="P1"><text:span text:style-name="None"><text:span text:style-name="T5">Employer: Z-Terra Inc. US-based proprietary software development company for the oil exploration and production industry</text:span></text:span><text:span text:style-name="Hyperlink.1"><text:span text:style-name="T22">, US-based job under H1B visa status, www.z-terra.com</text:span></text:span></text:p>
      <text:p text:style-name="P1"><text:span text:style-name="None"><text:span text:style-name="T5">Tasks</text:span></text:span><text:span text:style-name="None"><text:span text:style-name="T6">: provided technology support for employees and customers; managed small computer farm (50+ Unix/Linux systems) of high performance computer data centers; developed Z-Eos Seismic data inspection</text:span></text:span><text:span text:style-name="None"><text:span text:style-name="T5">: </text:span></text:span><text:span text:style-name="None"><text:span text:style-name="T6">GUI application viewer(2D) for seismic data. </text:span></text:span></text:p>
      <text:p text:style-name="P1"><text:span text:style-name="None"><text:span text:style-name="T5">Technologies:</text:span></text:span><text:span text:style-name="None"><text:span text:style-name="T6"> C/C++, Qt SDK, Qwt Project, Glib, lib PVM, cmake/qmake, Qt Creator, IDE, Eclipse CDT, SQLite, Stanford Exploration Lib - SEPLib.</text:span></text:span></text:p>
      <text:p text:style-name="P2"><text:span text:style-name="None"/></text:p>
      <text:p text:style-name="P7"><text:span text:style-name="None"><text:span text:style-name="T21">Software Engineer<text:tab/><text:tab/><text:tab/><text:tab/><text:tab/><text:tab/><text:tab/>Nov 2007 </text:span></text:span><text:span text:style-name="None"><text:span text:style-name="T19">– Dec 2011</text:span></text:span></text:p>
      <text:p text:style-name="P1"><text:span text:style-name="None"><text:span text:style-name="T5">Employer: Canadian Bank Note International Europe, </text:span></text:span><text:span text:style-name="Hyperlink.1"><text:span text:style-name="T22">Romanian subsidiary of one of the largest specialized foreign-owned printing companies worldwide, Bucharest (Romanian subsidiary develops specialized software applications for governments worldwide), </text:span></text:span><text:a xlink:type="simple" xlink:href="http://www.cbnco.com" text:style-name="Hyperlink.3" text:visited-style-name="Hyperlink.3"><text:span text:style-name="Hyperlink.3">www.cbnco.com</text:span></text:a><text:span text:style-name="Hyperlink.1"> </text:span></text:p>
      <text:p text:style-name="P1"><text:span text:style-name="None"><text:span text:style-name="T5">Projects: </text:span></text:span><text:span text:style-name="None"><text:span text:style-name="T6">vehicle registration portal, driver license issuing system, passport issuing control systems, border management systems.</text:span></text:span></text:p>
      <text:p text:style-name="P1"><text:span text:style-name="None"><text:span text:style-name="T5">Tasks</text:span></text:span><text:span text:style-name="None"><text:span text:style-name="T6">: implemented dynamic report generation using Apache POI, engineered change requests, improved error handling and logging mechanism, developed web application scheduler</text:span></text:span><text:span text:style-name="None"><text:span text:style-name="T25">, d</text:span></text:span><text:span text:style-name="None"><text:span text:style-name="T6">eveloped centralized task scheduler mechanism using JAX-</text:span></text:span><text:soft-page-break/><text:span text:style-name="None"><text:span text:style-name="T6">WS SOAP web services and java 1.5 concurrency API, engineering change requests, dynamic PDF generation, UI front end development.</text:span></text:span></text:p>
      <text:p text:style-name="P1"><text:span text:style-name="None"><text:span text:style-name="T5">Technologies:</text:span></text:span><text:span text:style-name="None"><text:span text:style-name="T6"> Microsoft Visual Studio 2005, Eclipse, Java 6, Hibernate, Crystal Reports, Apache XML-RPC, Servlet 2.4, Tomcat 6.x, Rhino, OpenSCDP, MFC, Apache Axis 1.4, Servlets 2.4, JSP 2.0, JSTL, Struts 1.3.10, Java Mail, Hibernate, Crystal Reports, Tomcat 5.x, Log4j, Ant, Java 5 SE, JSP/Servlets, JSTL, Javascript, iText, JAX-WS, Struts 1.2.9.</text:span></text:span></text:p>
      <text:p text:style-name="P4"><text:span text:style-name="None"/></text:p>
      <text:p text:style-name="P7"><text:span text:style-name="None"><text:span text:style-name="T21">Internship </text:span></text:span><text:span text:style-name="None"><text:span text:style-name="T19">– </text:span></text:span><text:span text:style-name="None"><text:span text:style-name="T21">Junior Software Developer<text:tab/><text:tab/><text:tab/>Jun 2007 </text:span></text:span><text:span text:style-name="None"><text:span text:style-name="T19">– Oct 2007</text:span></text:span></text:p>
      <text:p text:style-name="P1"><text:span text:style-name="None"><text:span text:style-name="T5">Employer: Reply IT, </text:span></text:span><text:span text:style-name="Hyperlink.1"><text:span text:style-name="T22">internship in Milan-Italy with an Italian software development firm </text:span></text:span></text:p>
      <text:p text:style-name="P1"><text:span text:style-name="None"><text:span text:style-name="T5">Projects: </text:span></text:span><text:span text:style-name="None"><text:span text:style-name="T6">on-line banking system </text:span></text:span></text:p>
      <text:p text:style-name="P1"><text:span text:style-name="None"><text:span text:style-name="T5">Tasks</text:span></text:span><text:span text:style-name="None"><text:span text:style-name="T6">: developed rich graphical user interfaces for the online banking system </text:span></text:span></text:p>
      <text:p text:style-name="P1"><text:span text:style-name="None"><text:span text:style-name="T5">Technologies:</text:span></text:span><text:span text:style-name="None"><text:span text:style-name="T6"> Java SE 1.5, JSP 1.2, JSF Apache MyFaces, Ajax4JSF(RichFaces), Java Servlets 2.3</text:span></text:span></text:p>
      <text:p text:style-name="P2"><text:span text:style-name="None"/></text:p>
      <text:p text:style-name="P7"><text:span text:style-name="None"><text:span text:style-name="T21">Junior Software Developer<text:tab/><text:tab/><text:tab/><text:tab/><text:tab/><text:tab/>Aug 2006 </text:span></text:span><text:span text:style-name="None"><text:span text:style-name="T19">– May 2007</text:span></text:span></text:p>
      <text:p text:style-name="P1"><text:span text:style-name="None"><text:span text:style-name="T5">Employer: Canadian Bank Note International Europe</text:span></text:span><text:span text:style-name="Hyperlink.1"><text:span text:style-name="T22">, Romanian subsidiary of one of the largest specialized foreign-owned printing companies worldwide, Bucharest (Romanian subsidiary develops specialized software applications for governments worldwide)</text:span></text:span></text:p>
      <text:p text:style-name="P1"><text:span text:style-name="None"><text:span text:style-name="T5">Projects: </text:span></text:span><text:span text:style-name="None"><text:span text:style-name="T6">vehicle registration portal and vehicle technical inspection application</text:span></text:span></text:p>
      <text:p text:style-name="P1"><text:span text:style-name="None"><text:span text:style-name="T5">Tasks</text:span></text:span><text:span text:style-name="None"><text:span text:style-name="T6">: web application development, bug fixing, unit testing</text:span></text:span></text:p>
      <text:p text:style-name="P1"><text:span text:style-name="None"><text:span text:style-name="T5">Technologies:</text:span></text:span><text:span text:style-name="None"><text:span text:style-name="T6"> Java SE 1.5, Java Servlets/JSP, Struts 1.2.9, Hibernate, Javascript, jUnit, Tomcat 5.x, Ant </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Arial Unicode MS1" svg:font-family="'Arial Unicode MS'"/>
    <style:font-face style:name="Lohit Devanagari1" svg:font-family="'Lohit Devanagari'"/>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_26__20_Footer" style:display-name="Header &amp; Footer"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6.2638in"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Header_20_and_20_Footer" style:display-name="Header and Footer" style:family="paragraph" style:parent-style-name="Standard" style:class="extra"/>
    <style:style style:name="Footer" style:family="paragraph" style:default-outline-level="" style:class="extra">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3.15in" style:type="center"/>
          <style:tab-stop style:position="6.3in" style:type="right"/>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style:style>
    <style:style style:name="Subtitle" style:family="paragraph" style:default-outline-level="" style:class="chapter">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5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4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4pt" style:font-style-asian="normal" style:font-weight-asian="normal" style:font-name-complex="Arial Unicode MS" style:font-family-complex="'Arial Unicode MS'" style:font-family-generic-complex="system" style:font-pitch-complex="variable" style:font-size-complex="14pt" style:font-style-complex="normal" style:font-weight-complex="normal" fo:hyphenate="true" fo:hyphenation-remain-char-count="2" fo:hyphenation-push-char-count="2" loext:hyphenation-no-caps="false"/>
    </style:style>
    <style:style style:name="Body"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style:style>
    <style:style style:name="Section_20_Title" style:display-name="Section Title" style:family="paragraph" style:next-style-name="Body" style:default-outline-level="">
      <loext:graphic-properties draw:fill="none" draw:fill-color="#ffffff"/>
      <style:paragraph-properties fo:margin-left="0in" fo:margin-right="0in" fo:margin-top="0in" fo:margin-bottom="0in" loext:contextual-spacing="false" style:line-height-at-least="0.1528in"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Book Antiqua" fo:font-family="'Book Antiqua'" style:font-family-generic="roman" style:font-pitch="variable" fo:font-size="16pt" fo:letter-spacing="-0.0071in" fo:language="en" fo:country="US" fo:font-style="normal" style:text-underline-style="none" fo:font-weight="bold" style:letter-kerning="false" fo:background-color="transparent" style:font-name-asian="Book Antiqua1" style:font-family-asian="'Book Antiqua'" style:font-family-generic-asian="system" style:font-pitch-asian="variable" style:font-size-asian="16pt" style:font-style-asian="normal" style:font-weight-asian="bold" style:font-name-complex="Book Antiqua1" style:font-family-complex="'Book Antiqua'" style:font-family-generic-complex="system" style:font-pitch-complex="variable" style:font-size-complex="16pt" style:font-style-complex="normal" style:font-weight-complex="bold" fo:hyphenate="true" fo:hyphenation-remain-char-count="2" fo:hyphenation-push-char-count="2" loext:hyphenation-no-caps="false"/>
    </style:style>
    <style:style style:name="Standard_20__28_user_29_" style:display-name="Standard (user)"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Calibri" fo:font-family="Calibri" style:font-family-generic="roman" style:font-pitch="variable" fo:font-size="11pt" fo:letter-spacing="normal" fo:language="en" fo:country="US" fo:font-style="normal" style:text-underline-style="none" fo:font-weight="normal" style:letter-kerning="true"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font-style-complex="normal" style:font-weight-complex="normal" fo:hyphenate="false" fo:hyphenation-remain-char-count="2" fo:hyphenation-push-char-count="2" loext:hyphenation-no-caps="false"/>
    </style:style>
    <style:style style:name="List_20_Paragraph" style:display-name="List Paragraph" style:family="paragraph" style:default-outline-level="">
      <loext:graphic-properties draw:fill="none" draw:fill-color="#ffffff"/>
      <style:paragraph-properties fo:margin-left="0.5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style:style>
    <style:style style:name="Head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nk" style:family="text">
      <style:text-properties fo:color="#0000ff" style:text-outline="false" style:text-underline-style="solid" style:text-underline-width="auto" style:text-underline-color="#0000ff"/>
    </style:style>
    <style:style style:name="Hyperlink.0" style:family="text" style:parent-style-name="Link">
      <style:text-properties style:font-name="Book Antiqua" fo:font-family="'Book Antiqua'" style:font-family-generic="roman" style:font-pitch="variable" fo:font-size="12pt" fo:font-weight="bold" style:font-name-asian="Book Antiqua1" style:font-family-asian="'Book Antiqua'" style:font-family-generic-asian="system" style:font-pitch-asian="variable" style:font-size-asian="12pt" style:font-weight-asian="bold" style:font-name-complex="Book Antiqua1" style:font-family-complex="'Book Antiqua'" style:font-family-generic-complex="system" style:font-pitch-complex="variable" style:font-size-complex="12pt" style:font-weight-complex="bold"/>
    </style:style>
    <style:style style:name="None" style:family="text"/>
    <style:style style:name="Hyperlink.1" style:family="text" style:parent-style-name="None">
      <style:text-properties style:font-name="Book Antiqua" fo:font-family="'Book Antiqua'" style:font-family-generic="roman" style:font-pitch="variable" fo:font-size="12pt"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2" style:family="text" style:parent-style-name="Link">
      <style:text-properties style:font-name="Book Antiqua" fo:font-family="'Book Antiqua'" style:font-family-generic="roman" style:font-pitch="variable" fo:font-size="12pt" fo:language="en" fo:country="US"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3" style:family="text" style:parent-style-name="Link">
      <style:text-properties style:font-name="Book Antiqua" fo:font-family="'Book Antiqua'" style:font-family-generic="roman" style:font-pitch="variable" fo:font-size="12pt"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4" style:family="text" style:parent-style-name="None">
      <style:text-properties fo:color="#103cc0" style:text-outline="false" style:font-name="Arial" fo:font-family="Arial" style:font-family-generic="roman" style:font-pitch="variable" fo:font-size="13pt" fo:language="en" fo:country="US" style:text-underline-style="solid" style:text-underline-width="auto" style:text-underline-color="#103cc0"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3" style:display-name="Imported Style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4" style:display-name="Imported Style 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Arial Unicode MS1"/>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Arial Unicode MS1"/>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25in"/>
        </style:list-level-properties>
        <style:text-properties style:font-name="Arial Unicode MS1"/>
      </text:list-level-style-bullet>
      <text:list-level-style-bullet text:level="6" text:style-name="ListLabel_20_6" text:bullet-char="▪">
        <style:list-level-properties text:list-level-position-and-space-mode="label-alignment">
          <style:list-level-label-alignment text:label-followed-by="listtab" fo:text-indent="-0.25in" fo:margin-left="2.75in"/>
        </style:list-level-properties>
        <style:text-properties style:font-name="Arial Unicode MS1"/>
      </text:list-level-style-bullet>
      <text:list-level-style-bullet text:level="7" text:style-name="ListLabel_20_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3.75in"/>
        </style:list-level-properties>
        <style:text-properties style:font-name="Arial Unicode MS1"/>
      </text:list-level-style-bullet>
      <text:list-level-style-bullet text:level="9" text:style-name="ListLabel_20_9" text:bullet-char="▪">
        <style:list-level-properties text:list-level-position-and-space-mode="label-alignment">
          <style:list-level-label-alignment text:label-followed-by="listtab" fo:text-indent="-0.25in" fo:margin-left="4.25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25in" fo:margin-left="0.75in"/>
        </style:list-level-properties>
        <style:text-properties style:font-name="Arial Unicode MS1"/>
      </text:list-level-style-bullet>
      <text:list-level-style-bullet text:level="3" text:style-name="ListLabel_20_12" text:bullet-char="▪">
        <style:list-level-properties text:list-level-position-and-space-mode="label-alignment">
          <style:list-level-label-alignment text:label-followed-by="listtab" fo:text-indent="-0.25in" fo:margin-left="1.25in"/>
        </style:list-level-properties>
        <style:text-properties style:font-name="Arial Unicode MS1"/>
      </text:list-level-style-bullet>
      <text:list-level-style-bullet text:level="4" text:style-name="ListLabel_20_13"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25in"/>
        </style:list-level-properties>
        <style:text-properties style:font-name="Arial Unicode MS1"/>
      </text:list-level-style-bullet>
      <text:list-level-style-bullet text:level="6" text:style-name="ListLabel_20_15" text:bullet-char="▪">
        <style:list-level-properties text:list-level-position-and-space-mode="label-alignment">
          <style:list-level-label-alignment text:label-followed-by="listtab" fo:text-indent="-0.25in" fo:margin-left="2.75in"/>
        </style:list-level-properties>
        <style:text-properties style:font-name="Arial Unicode MS1"/>
      </text:list-level-style-bullet>
      <text:list-level-style-bullet text:level="7" text:style-name="ListLabel_20_16"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3.75in"/>
        </style:list-level-properties>
        <style:text-properties style:font-name="Arial Unicode MS1"/>
      </text:list-level-style-bullet>
      <text:list-level-style-bullet text:level="9" text:style-name="ListLabel_20_18" text:bullet-char="▪">
        <style:list-level-properties text:list-level-position-and-space-mode="label-alignment">
          <style:list-level-label-alignment text:label-followed-by="listtab" fo:text-indent="-0.25in" fo:margin-left="4.25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fo:text-indent="-0.25in" fo:margin-left="0.75in"/>
        </style:list-level-properties>
        <style:text-properties style:font-name="Arial Unicode MS1"/>
      </text:list-level-style-bullet>
      <text:list-level-style-bullet text:level="3" text:style-name="ListLabel_20_21" text:bullet-char="▪">
        <style:list-level-properties text:list-level-position-and-space-mode="label-alignment">
          <style:list-level-label-alignment text:label-followed-by="listtab" fo:text-indent="-0.25in" fo:margin-left="1.25in"/>
        </style:list-level-properties>
        <style:text-properties style:font-name="Arial Unicode MS1"/>
      </text:list-level-style-bullet>
      <text:list-level-style-bullet text:level="4" text:style-name="ListLabel_20_22"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25in" fo:margin-left="2.25in"/>
        </style:list-level-properties>
        <style:text-properties style:font-name="Arial Unicode MS1"/>
      </text:list-level-style-bullet>
      <text:list-level-style-bullet text:level="6" text:style-name="ListLabel_20_24" text:bullet-char="▪">
        <style:list-level-properties text:list-level-position-and-space-mode="label-alignment">
          <style:list-level-label-alignment text:label-followed-by="listtab" fo:text-indent="-0.25in" fo:margin-left="2.75in"/>
        </style:list-level-properties>
        <style:text-properties style:font-name="Arial Unicode MS1"/>
      </text:list-level-style-bullet>
      <text:list-level-style-bullet text:level="7" text:style-name="ListLabel_20_25"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3.75in"/>
        </style:list-level-properties>
        <style:text-properties style:font-name="Arial Unicode MS1"/>
      </text:list-level-style-bullet>
      <text:list-level-style-bullet text:level="9" text:style-name="ListLabel_20_27" text:bullet-char="▪">
        <style:list-level-properties text:list-level-position-and-space-mode="label-alignment">
          <style:list-level-label-alignment text:label-followed-by="listtab" fo:text-indent="-0.25in" fo:margin-left="4.25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fo:text-indent="-0.25in" fo:margin-left="0.75in"/>
        </style:list-level-properties>
        <style:text-properties style:font-name="Arial Unicode MS1"/>
      </text:list-level-style-bullet>
      <text:list-level-style-bullet text:level="3" text:style-name="ListLabel_20_30" text:bullet-char="▪">
        <style:list-level-properties text:list-level-position-and-space-mode="label-alignment">
          <style:list-level-label-alignment text:label-followed-by="listtab" fo:text-indent="-0.25in" fo:margin-left="1.25in"/>
        </style:list-level-properties>
        <style:text-properties style:font-name="Arial Unicode MS1"/>
      </text:list-level-style-bullet>
      <text:list-level-style-bullet text:level="4" text:style-name="ListLabel_20_31"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25in" fo:margin-left="2.25in"/>
        </style:list-level-properties>
        <style:text-properties style:font-name="Arial Unicode MS1"/>
      </text:list-level-style-bullet>
      <text:list-level-style-bullet text:level="6" text:style-name="ListLabel_20_33" text:bullet-char="▪">
        <style:list-level-properties text:list-level-position-and-space-mode="label-alignment">
          <style:list-level-label-alignment text:label-followed-by="listtab" fo:text-indent="-0.25in" fo:margin-left="2.75in"/>
        </style:list-level-properties>
        <style:text-properties style:font-name="Arial Unicode MS1"/>
      </text:list-level-style-bullet>
      <text:list-level-style-bullet text:level="7" text:style-name="ListLabel_20_3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3.75in"/>
        </style:list-level-properties>
        <style:text-properties style:font-name="Arial Unicode MS1"/>
      </text:list-level-style-bullet>
      <text:list-level-style-bullet text:level="9" text:style-name="ListLabel_20_36" text:bullet-char="▪">
        <style:list-level-properties text:list-level-position-and-space-mode="label-alignment">
          <style:list-level-label-alignment text:label-followed-by="listtab" fo:text-indent="-0.25in" fo:margin-left="4.25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fo:text-indent="-0.5in" fo:margin-left="0.5in"/>
        </style:list-level-properties>
        <style:text-properties style:font-name="Arial Unicode MS1"/>
      </text:list-level-style-bullet>
      <text:list-level-style-bullet text:level="3" text:style-name="ListLabel_20_39" text:bullet-char="▪">
        <style:list-level-properties text:list-level-position-and-space-mode="label-alignment">
          <style:list-level-label-alignment text:label-followed-by="listtab" text:list-tab-stop-position="0.2957in" fo:text-indent="-0.5in" fo:margin-left="1in"/>
        </style:list-level-properties>
        <style:text-properties style:font-name="Arial Unicode MS1"/>
      </text:list-level-style-bullet>
      <text:list-level-style-bullet text:level="4" text:style-name="ListLabel_20_40"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41" text:bullet-char="o">
        <style:list-level-properties text:list-level-position-and-space-mode="label-alignment">
          <style:list-level-label-alignment text:label-followed-by="listtab" text:list-tab-stop-position="0.2957in" fo:text-indent="-0.5in" fo:margin-left="2in"/>
        </style:list-level-properties>
        <style:text-properties style:font-name="Arial Unicode MS1"/>
      </text:list-level-style-bullet>
      <text:list-level-style-bullet text:level="6" text:style-name="ListLabel_20_42" text:bullet-char="▪">
        <style:list-level-properties text:list-level-position-and-space-mode="label-alignment">
          <style:list-level-label-alignment text:label-followed-by="listtab" text:list-tab-stop-position="0.2957in" fo:text-indent="-0.5in" fo:margin-left="2.5in"/>
        </style:list-level-properties>
        <style:text-properties style:font-name="Arial Unicode MS1"/>
      </text:list-level-style-bullet>
      <text:list-level-style-bullet text:level="7" text:style-name="ListLabel_20_43"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44" text:bullet-char="o">
        <style:list-level-properties text:list-level-position-and-space-mode="label-alignment">
          <style:list-level-label-alignment text:label-followed-by="listtab" text:list-tab-stop-position="0.2957in" fo:text-indent="-0.5in" fo:margin-left="3.5in"/>
        </style:list-level-properties>
        <style:text-properties style:font-name="Arial Unicode MS1"/>
      </text:list-level-style-bullet>
      <text:list-level-style-bullet text:level="9" text:style-name="ListLabel_20_45" text:bullet-char="▪">
        <style:list-level-properties text:list-level-position-and-space-mode="label-alignment">
          <style:list-level-label-alignment text:label-followed-by="listtab" text:list-tab-stop-position="0.2957in" fo:text-indent="-0.5in" fo:margin-left="4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fo:text-indent="-0.5in" fo:margin-left="0.5in"/>
        </style:list-level-properties>
        <style:text-properties style:font-name="Arial Unicode MS1"/>
      </text:list-level-style-bullet>
      <text:list-level-style-bullet text:level="3" text:style-name="ListLabel_20_48" text:bullet-char="▪">
        <style:list-level-properties text:list-level-position-and-space-mode="label-alignment">
          <style:list-level-label-alignment text:label-followed-by="listtab" text:list-tab-stop-position="0.2957in" fo:text-indent="-0.5in" fo:margin-left="1in"/>
        </style:list-level-properties>
        <style:text-properties style:font-name="Arial Unicode MS1"/>
      </text:list-level-style-bullet>
      <text:list-level-style-bullet text:level="4" text:style-name="ListLabel_20_49"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50" text:bullet-char="o">
        <style:list-level-properties text:list-level-position-and-space-mode="label-alignment">
          <style:list-level-label-alignment text:label-followed-by="listtab" text:list-tab-stop-position="0.2957in" fo:text-indent="-0.5in" fo:margin-left="2in"/>
        </style:list-level-properties>
        <style:text-properties style:font-name="Arial Unicode MS1"/>
      </text:list-level-style-bullet>
      <text:list-level-style-bullet text:level="6" text:style-name="ListLabel_20_51" text:bullet-char="▪">
        <style:list-level-properties text:list-level-position-and-space-mode="label-alignment">
          <style:list-level-label-alignment text:label-followed-by="listtab" text:list-tab-stop-position="0.2957in" fo:text-indent="-0.5in" fo:margin-left="2.5in"/>
        </style:list-level-properties>
        <style:text-properties style:font-name="Arial Unicode MS1"/>
      </text:list-level-style-bullet>
      <text:list-level-style-bullet text:level="7" text:style-name="ListLabel_20_52"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53" text:bullet-char="o">
        <style:list-level-properties text:list-level-position-and-space-mode="label-alignment">
          <style:list-level-label-alignment text:label-followed-by="listtab" text:list-tab-stop-position="0.2957in" fo:text-indent="-0.5in" fo:margin-left="3.5in"/>
        </style:list-level-properties>
        <style:text-properties style:font-name="Arial Unicode MS1"/>
      </text:list-level-style-bullet>
      <text:list-level-style-bullet text:level="9" text:style-name="ListLabel_20_54" text:bullet-char="▪">
        <style:list-level-properties text:list-level-position-and-space-mode="label-alignment">
          <style:list-level-label-alignment text:label-followed-by="listtab" text:list-tab-stop-position="0.2957in" fo:text-indent="-0.5in" fo:margin-left="4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5in" fo:margin-left="0.5in"/>
        </style:list-level-properties>
        <style:text-properties style:font-name="Arial Unicode MS1"/>
      </text:list-level-style-bullet>
      <text:list-level-style-bullet text:level="3" text:style-name="ListLabel_20_57" text:bullet-char="▪">
        <style:list-level-properties text:list-level-position-and-space-mode="label-alignment">
          <style:list-level-label-alignment text:label-followed-by="listtab" text:list-tab-stop-position="0.2957in" fo:text-indent="-0.5in" fo:margin-left="1in"/>
        </style:list-level-properties>
        <style:text-properties style:font-name="Arial Unicode MS1"/>
      </text:list-level-style-bullet>
      <text:list-level-style-bullet text:level="4" text:style-name="ListLabel_20_58"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59" text:bullet-char="o">
        <style:list-level-properties text:list-level-position-and-space-mode="label-alignment">
          <style:list-level-label-alignment text:label-followed-by="listtab" text:list-tab-stop-position="0.2957in" fo:text-indent="-0.5in" fo:margin-left="2in"/>
        </style:list-level-properties>
        <style:text-properties style:font-name="Arial Unicode MS1"/>
      </text:list-level-style-bullet>
      <text:list-level-style-bullet text:level="6" text:style-name="ListLabel_20_60" text:bullet-char="▪">
        <style:list-level-properties text:list-level-position-and-space-mode="label-alignment">
          <style:list-level-label-alignment text:label-followed-by="listtab" text:list-tab-stop-position="0.2957in" fo:text-indent="-0.5in" fo:margin-left="2.5in"/>
        </style:list-level-properties>
        <style:text-properties style:font-name="Arial Unicode MS1"/>
      </text:list-level-style-bullet>
      <text:list-level-style-bullet text:level="7" text:style-name="ListLabel_20_61"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62" text:bullet-char="o">
        <style:list-level-properties text:list-level-position-and-space-mode="label-alignment">
          <style:list-level-label-alignment text:label-followed-by="listtab" text:list-tab-stop-position="0.2957in" fo:text-indent="-0.5in" fo:margin-left="3.5in"/>
        </style:list-level-properties>
        <style:text-properties style:font-name="Arial Unicode MS1"/>
      </text:list-level-style-bullet>
      <text:list-level-style-bullet text:level="9" text:style-name="ListLabel_20_63" text:bullet-char="▪">
        <style:list-level-properties text:list-level-position-and-space-mode="label-alignment">
          <style:list-level-label-alignment text:label-followed-by="listtab" text:list-tab-stop-position="0.2957in" fo:text-indent="-0.5in" fo:margin-left="4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5in" fo:margin-left="0.5in"/>
        </style:list-level-properties>
        <style:text-properties style:font-name="Arial Unicode MS1"/>
      </text:list-level-style-bullet>
      <text:list-level-style-bullet text:level="3" text:style-name="ListLabel_20_66" text:bullet-char="▪">
        <style:list-level-properties text:list-level-position-and-space-mode="label-alignment">
          <style:list-level-label-alignment text:label-followed-by="listtab" text:list-tab-stop-position="0.2957in" fo:text-indent="-0.5in" fo:margin-left="1in"/>
        </style:list-level-properties>
        <style:text-properties style:font-name="Arial Unicode MS1"/>
      </text:list-level-style-bullet>
      <text:list-level-style-bullet text:level="4" text:style-name="ListLabel_20_67"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68" text:bullet-char="o">
        <style:list-level-properties text:list-level-position-and-space-mode="label-alignment">
          <style:list-level-label-alignment text:label-followed-by="listtab" text:list-tab-stop-position="0.2957in" fo:text-indent="-0.5in" fo:margin-left="2in"/>
        </style:list-level-properties>
        <style:text-properties style:font-name="Arial Unicode MS1"/>
      </text:list-level-style-bullet>
      <text:list-level-style-bullet text:level="6" text:style-name="ListLabel_20_69" text:bullet-char="▪">
        <style:list-level-properties text:list-level-position-and-space-mode="label-alignment">
          <style:list-level-label-alignment text:label-followed-by="listtab" text:list-tab-stop-position="0.2957in" fo:text-indent="-0.5in" fo:margin-left="2.5in"/>
        </style:list-level-properties>
        <style:text-properties style:font-name="Arial Unicode MS1"/>
      </text:list-level-style-bullet>
      <text:list-level-style-bullet text:level="7" text:style-name="ListLabel_20_70"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71" text:bullet-char="o">
        <style:list-level-properties text:list-level-position-and-space-mode="label-alignment">
          <style:list-level-label-alignment text:label-followed-by="listtab" text:list-tab-stop-position="0.2957in" fo:text-indent="-0.5in" fo:margin-left="3.5in"/>
        </style:list-level-properties>
        <style:text-properties style:font-name="Arial Unicode MS1"/>
      </text:list-level-style-bullet>
      <text:list-level-style-bullet text:level="9" text:style-name="ListLabel_20_72" text:bullet-char="▪">
        <style:list-level-properties text:list-level-position-and-space-mode="label-alignment">
          <style:list-level-label-alignment text:label-followed-by="listtab" text:list-tab-stop-position="0.2957in" fo:text-indent="-0.5in" fo:margin-left="4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_20__26__20_Footer">
      <style:paragraph-properties style:writing-mode="lr-tb"/>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text-align="center" style:justify-single-word="false"/>
    </style:style>
    <style:style style:name="MP4" style:family="paragraph" style:parent-style-name="Footer">
      <style:text-properties fo:font-size="9pt" style:font-size-asian="9pt" style:font-size-complex="9pt"/>
    </style:style>
    <style:style style:name="MT1" style:family="text">
      <style:text-properties fo:font-size="8pt" style:font-size-asian="8pt" style:font-size-complex="8pt"/>
    </style:style>
    <style:style style:name="Mgr1" style:family="graphic">
      <style:graphic-properties draw:stroke="solid" svg:stroke-width="0.0102in" svg:stroke-color="#000000" draw:stroke-linejoin="round"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4925in" fo:margin-bottom="0.4173in" fo:margin-left="0.5909in" fo:margin-right="0.5909in" style:writing-mode="lr-tb" style:layout-grid-color="#c0c0c0" style:layout-grid-lines="26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1in" style:dynamic-spacing="true"/>
      </style:header-style>
      <style:footer-style>
        <style:header-footer-properties fo:min-height="0.1736in" fo:margin-left="0in" fo:margin-right="0in" fo:margin-top="0.1339in" style:dynamic-spacing="true"/>
      </style:footer-style>
    </style:page-layout>
  </office:automatic-styles>
  <office:master-styles>
    <style:master-page style:name="Standard" style:page-layout-name="Mpm1">
      <style:header>
        <text:p text:style-name="MP1"><draw:line text:anchor-type="paragraph" draw:z-index="5" draw:name="officeArt object" draw:style-name="Mgr1" draw:text-style-name="MP2" svg:x1="0.6098in" svg:y1="11.0398in" svg:x2="7.3598in" svg:y2="11.0398in"><svg:desc>Line 1</svg:desc><text:p/></draw:line></text:p>
      </style:header>
      <style:footer>
        <text:p text:style-name="MP3"><text:page-number text:select-page="current">6</text:page-number></text:p>
        <text:p text:style-name="MP4"/>
        <text:p text:style-name="Footer"><text:span text:style-name="MT1"><text:tab/><text:tab/></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document-statistic meta:table-count="0" meta:image-count="0" meta:object-count="0" meta:page-count="6" meta:paragraph-count="91" meta:word-count="2051" meta:character-count="15744" meta:non-whitespace-character-count="13638"/>
    <meta:generator>LibreOffice/6.4.7.2$Linux_X86_64 LibreOffice_project/40$Build-2</meta:generator>
  </office:meta>
</office:document-meta>
</file>